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808080" draw:fill="none"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draw:stroke="solid" svg:stroke-color="#000000" draw:fill="none" draw:fill-color="#ffffff" draw:textarea-vertical-align="middle" fo:min-height="1.17cm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width="0.102cm" draw:marker-start="Dimension_20_Lines" draw:marker-start-width="0.352cm" draw:marker-end="Dimension_20_Lines" draw:marker-end-width="0.3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7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1.95cm"/>
    </style:style>
    <style:style style:name="gr9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fill="none" draw:fill-color="#99cc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13" style:family="graphic" style:parent-style-name="standard">
      <style:graphic-properties svg:stroke-width="0.102cm" draw:marker-start-width="0.428cm" draw:marker-end-width="0.428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1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marker-start="" draw:marker-start-width="0.3cm" draw:marker-end="Arrow" draw:marker-end-width="0.3cm" draw:textarea-horizontal-align="center" draw:textarea-vertical-align="middle"/>
    </style:style>
    <style:style style:name="gr18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19" style:family="graphic" style:parent-style-name="standard" style:list-style-name="L1">
      <style:graphic-properties draw:stroke="solid" svg:stroke-color="#000000" draw:fill="solid" draw:fill-color="#c0c0c0" draw:textarea-vertical-align="middle" fo:min-height="1.02cm"/>
    </style:style>
    <style:style style:name="gr20" style:family="graphic" style:parent-style-name="standard" style:list-style-name="L1">
      <style:graphic-properties draw:stroke="solid" svg:stroke-color="#000000" draw:fill="solid" draw:fill-color="#c0c0c0" draw:textarea-vertical-align="middle" fo:min-height="1.02cm"/>
    </style:style>
    <style:style style:name="gr21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2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3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4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8" style:family="graphic" style:parent-style-name="standard">
      <style:graphic-properties draw:marker-start="Arrow" draw:marker-start-width="0.3cm" draw:marker-end="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2cm" fo:margin-bottom="0.2cm" fo:line-height="100%" fo:text-align="center" fo:text-indent="0cm"/>
    </style:style>
    <style:style style:name="P3" style:family="paragraph">
      <style:paragraph-properties fo:margin-left="0cm" fo:margin-right="0cm" fo:margin-top="0.2cm" fo:margin-bottom="0.2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.4cm" fo:margin-bottom="0.4cm" fo:line-height="100%" fo:text-align="center" fo:text-indent="0cm"/>
    </style:style>
    <style:style style:name="P6" style:family="paragraph">
      <style:paragraph-properties fo:text-align="center"/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P7" style:family="paragraph">
      <style:paragraph-properties fo:margin-left="0cm" fo:margin-right="0cm" fo:margin-top="0.4cm" fo:margin-bottom="0.4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style:text-properties fo:font-weight="bold" style:font-weight-asian="bold" style:font-weight-complex="bold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text-position="sub 58%"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7.62cm" svg:x="1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19cm" svg:x="9.89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5" draw:id="id5" draw:layer="layout" svg:width="1.905cm" svg:height="1.42cm" svg:x="1cm" svg:y="12.28cm">
          <draw:text-box>
            <text:p text:style-name="P2"><text:span text:style-name="T1">Knöpfe</text:span></text:p>
          </draw:text-box>
        </draw:frame>
        <draw:custom-shape draw:style-name="gr3" draw:text-style-name="P4" xml:id="id1" draw:id="id1" draw:layer="layout" svg:width="4.445cm" svg:height="3.175cm" svg:x="5.445cm" svg:y="8.62cm">
          <text:p text:style-name="P1"><text:span text:style-name="T2">User Interf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6" draw:id="id16" draw:layer="layout" svg:width="2.54cm" svg:height="1.27cm" svg:x="8.62cm" svg:y="7.35cm">
          <text:p text:style-name="P1"><text:span text:style-name="T2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" draw:text-style-name="P1" xml:id="id4" draw:id="id4" draw:layer="layout" svg:width="1.269cm" svg:height="-0.001cm" draw:transform="rotate (-1.57079632679579) translate (4.175cm 12.43cm)" svg:viewBox="0 0 1270 0" draw:points="0,0 635,0 1270,0">
          <text:p/>
        </draw:polyline>
        <draw:custom-shape draw:style-name="gr3" draw:text-style-name="P4" xml:id="id13" draw:id="id13" draw:layer="layout" svg:width="4.445cm" svg:height="3.175cm" svg:x="12.43cm" svg:y="8.62cm">
          <draw:glue-point draw:id="12" svg:x="1.869cm" svg:y="-4.617cm"/>
          <draw:glue-point draw:id="13" svg:x="-2.143cm" svg:y="-4.557cm"/>
          <text:p text:style-name="P1"><text:span text:style-name="T2">Zentrale Kontrol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xml:id="id3" draw:id="id3" draw:layer="layout" svg:width="1.905cm" svg:height="1.27cm" svg:x="1cm" svg:y="9.89cm">
          <draw:text-box>
            <text:p text:style-name="P5"><text:span text:style-name="T1">Anzeige</text:span></text:p>
          </draw:text-box>
        </draw:frame>
        <draw:custom-shape draw:style-name="gr4" draw:text-style-name="P4" xml:id="id6" draw:id="id6" draw:layer="layout" svg:width="2.54cm" svg:height="1.27cm" svg:x="7.985cm" svg:y="18.73cm">
          <text:p text:style-name="P1"><text:span text:style-name="T2">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1" draw:layer="layout" svg:width="2.007cm" svg:height="1.204cm" draw:transform="rotate (-0.321664181143681) translate (11.5904012867364cm 5.49863164137127cm)" svg:viewBox="0 0 2008 1205" draw:points="0,602 201,1205 579,1089 1153,887 2008,602 1807,0">
          <text:p/>
        </draw:polyline>
        <draw:frame draw:style-name="gr8" draw:text-style-name="P4" xml:id="id20" draw:id="id20" draw:layer="layout" svg:width="3.175cm" svg:height="0.64cm" svg:x="10.815cm" svg:y="6.705cm">
          <draw:text-box>
            <text:p text:style-name="P1"><text:span text:style-name="T2">Statistikdaten</text:span></text:p>
          </draw:text-box>
        </draw:frame>
        <draw:frame draw:style-name="gr9" draw:text-style-name="P3" xml:id="id21" draw:id="id21" draw:layer="layout" svg:width="2.54cm" svg:height="1.27cm" svg:x="20.05cm" svg:y="2.27cm">
          <draw:text-box>
            <text:p text:style-name="P5"><text:span text:style-name="T1">Terminal</text:span></text:p>
          </draw:text-box>
        </draw:frame>
        <draw:connector draw:style-name="gr10" draw:text-style-name="P1" draw:layer="layout" draw:type="curve" svg:x1="5.445cm" svg:y1="10.207cm" svg:x2="4.175cm" svg:y2="10.525cm" draw:start-shape="id1" draw:end-shape="id2" draw:end-glue-point="1" svg:d="m5445 10207c-820 0-186 318-1270 318">
          <text:p/>
        </draw:connector>
        <draw:connector draw:style-name="gr10" draw:text-style-name="P1" draw:layer="layout" draw:type="curve" svg:x1="4.175cm" svg:y1="10.525cm" svg:x2="2.905cm" svg:y2="10.525cm" draw:start-shape="id2" draw:start-glue-point="1" draw:end-shape="id3" svg:d="m4175 10525h-1270">
          <text:p/>
        </draw:connector>
        <draw:connector draw:style-name="gr10" draw:text-style-name="P1" draw:layer="layout" draw:type="curve" svg:x1="4.175cm" svg:y1="13.065cm" svg:x2="7.668cm" svg:y2="11.795cm" draw:start-shape="id4" draw:start-glue-point="1" draw:end-shape="id1" draw:end-glue-point="8" svg:d="m4175 13065c2329 0 3493-423 3493-1270">
          <text:p/>
        </draw:connector>
        <draw:connector draw:style-name="gr10" draw:text-style-name="P1" draw:layer="layout" draw:type="curve" svg:x1="2.905cm" svg:y1="12.99cm" svg:x2="4.175cm" svg:y2="13.065cm" draw:start-shape="id5" draw:start-glue-point="1" draw:end-shape="id4" draw:end-glue-point="1" svg:d="m2905 12990c822 0 187 75 1270 75">
          <text:p/>
        </draw:connector>
        <draw:polyline draw:name="blah" draw:style-name="gr5" draw:text-style-name="P1" xml:id="id2" draw:id="id2" draw:layer="layout" svg:width="1.269cm" svg:height="-0.001cm" draw:transform="rotate (-1.57079632679579) translate (4.175cm 9.89cm)" svg:viewBox="0 0 1270 0" draw:points="0,0 635,0 1270,0">
          <svg:title>blah</svg:title>
          <svg:desc>blue</svg:desc>
          <text:p/>
        </draw:polyline>
        <draw:custom-shape draw:style-name="gr11" draw:text-style-name="P4" xml:id="id18" draw:id="id18" draw:layer="layout" svg:width="3.81cm" svg:height="2.54cm" svg:x="10.525cm" svg:y="2.27cm">
          <text:p text:style-name="P6">Wartun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xml:id="id9" draw:id="id9" draw:layer="layout" svg:width="2.54cm" svg:height="1.27cm" svg:x="13.065cm" svg:y="18.78cm">
          <text:p text:style-name="P1"><text:span text:style-name="T2">Ti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1" draw:layer="layout" svg:width="2.007cm" svg:height="1.204cm" draw:transform="rotate (-0.321664181143681) translate (15.3254012867365cm 5.51363164137126cm)" svg:viewBox="0 0 2008 1205" draw:points="0,602 201,1205 1153,887 2008,602 1807,0">
          <text:p/>
        </draw:polyline>
        <draw:frame draw:style-name="gr12" draw:text-style-name="P4" xml:id="id19" draw:id="id19" draw:layer="layout" svg:width="3.81cm" svg:height="0.64cm" svg:x="14.5cm" svg:y="6.71cm">
          <draw:text-box>
            <text:p text:style-name="P1"><text:span text:style-name="T2">Betriebsparameter</text:span></text:p>
          </draw:text-box>
        </draw:frame>
        <draw:frame draw:style-name="gr12" draw:text-style-name="P4" draw:layer="layout" svg:width="3.175cm" svg:height="1.029cm" svg:x="9.255cm" svg:y="13.065cm">
          <draw:text-box>
            <text:p text:style-name="P1"><text:span text:style-name="T2">Hauptparameter</text:span></text:p>
            <text:p text:style-name="P1"><text:span text:style-name="T2"/></text:p>
          </draw:text-box>
        </draw:frame>
        <draw:polyline draw:style-name="gr7" draw:text-style-name="P1" draw:layer="layout" svg:width="2.007cm" svg:height="1.204cm" draw:transform="rotate (-0.321664181143681) translate (13.8904012867364cm 12.4936316413712cm)" svg:viewBox="0 0 2008 1205" draw:points="0,602 201,1205 1153,887 2008,602 1807,0">
          <text:p/>
        </draw:polyline>
        <draw:frame draw:style-name="gr12" draw:text-style-name="P4" xml:id="id15" draw:id="id15" draw:layer="layout" svg:width="2.54cm" svg:height="1.029cm" svg:x="13.7cm" svg:y="13.7cm">
          <draw:text-box>
            <text:p text:style-name="P1"><text:span text:style-name="T2">Produkte-definitionen</text:span></text:p>
          </draw:text-box>
        </draw:frame>
        <draw:polyline draw:style-name="gr13" draw:text-style-name="P1" xml:id="id14" draw:id="id14" draw:layer="layout" svg:width="2.007cm" svg:height="1.204cm" draw:transform="rotate (-0.321664181143681) translate (10.0804012867364cm 11.8586316413712cm)" svg:viewBox="0 0 2008 1205" draw:points="0,602 201,1205 1153,887 2008,602 1807,0">
          <text:p/>
        </draw:polyline>
        <draw:polyline draw:style-name="gr14" draw:text-style-name="P1" draw:layer="layout" svg:width="2.007cm" svg:height="1.204cm" draw:transform="rotate (-0.321664181143681) translate (5.3904012867365cm 18.1986316413712cm)" svg:viewBox="0 0 2008 1205" draw:points="0,602 201,1205 1153,887 2008,602 1807,0">
          <text:p/>
        </draw:polyline>
        <draw:frame draw:style-name="gr12" draw:text-style-name="P4" xml:id="id7" draw:id="id7" draw:layer="layout" svg:width="1.905cm" svg:height="0.64cm" svg:x="5.445cm" svg:y="19.405cm">
          <draw:text-box>
            <text:p text:style-name="P1"><text:span text:style-name="T2">Zeit</text:span></text:p>
          </draw:text-box>
        </draw:frame>
        <draw:polyline draw:style-name="gr7" draw:text-style-name="P1" xml:id="id12" draw:id="id12" draw:layer="layout" svg:width="2.007cm" svg:height="1.204cm" draw:transform="rotate (-0.321664181143681) translate (5.39140128673649cm 18.1996316413712cm)" svg:viewBox="0 0 2008 1205" draw:points="0,602 201,1205 1153,887 2008,602 1807,0">
          <text:p/>
        </draw:polyline>
        <draw:connector draw:style-name="gr10" draw:text-style-name="P1" draw:layer="layout" draw:type="curve" svg:x1="9.255cm" svg:y1="18.73cm" svg:x2="6.397cm" svg:y2="19.405cm" draw:start-shape="id6" draw:start-glue-point="4" draw:end-shape="id7" draw:end-glue-point="0" svg:d="m9255 18730c0-751-2858-1089-2858 675">
          <text:p/>
        </draw:connector>
        <draw:polyline draw:style-name="gr5" draw:text-style-name="P1" xml:id="id8" draw:id="id8" draw:layer="layout" svg:width="1.269cm" svg:height="-0.001cm" draw:transform="rotate (-1.57079632679579) translate (11.795cm 18.78cm)" svg:viewBox="0 0 1270 0" draw:points="0,0 635,0 1270,0">
          <text:p/>
        </draw:polyline>
        <draw:connector draw:style-name="gr10" draw:text-style-name="P1" draw:layer="layout" draw:type="curve" svg:x1="10.525cm" svg:y1="19.365cm" svg:x2="11.795cm" svg:y2="19.415cm" draw:start-shape="id6" draw:start-glue-point="10" draw:end-shape="id8" draw:end-glue-point="1" svg:d="m10525 19365c822 0 187 50 1270 50">
          <text:p/>
        </draw:connector>
        <draw:connector draw:style-name="gr10" draw:text-style-name="P1" draw:layer="layout" draw:type="curve" svg:x1="11.795cm" svg:y1="19.415cm" svg:x2="13.065cm" svg:y2="19.415cm" draw:start-shape="id8" draw:start-glue-point="1" draw:end-shape="id9" draw:end-glue-point="6" svg:d="m11795 19415h1270">
          <text:p/>
        </draw:connector>
        <draw:line draw:style-name="gr15" draw:text-style-name="P1" draw:layer="layout" svg:x1="11.795cm" svg:y1="19.415cm" svg:x2="11.795cm" svg:y2="20.05cm">
          <text:p/>
        </draw:line>
        <draw:polyline draw:style-name="gr15" draw:text-style-name="P1" xml:id="id10" draw:id="id10" draw:layer="layout" svg:width="1.269cm" svg:height="0cm" svg:x="13.7cm" svg:y="17.51cm" svg:viewBox="0 0 1270 0" draw:points="1270,0 635,0 0,0">
          <text:p/>
        </draw:polyline>
        <draw:custom-shape draw:style-name="gr4" draw:text-style-name="P4" xml:id="id11" draw:id="id11" draw:layer="layout" svg:width="0.635cm" svg:height="0.635cm" svg:x="14.001cm" svg:y="15.605cm">
          <text:p text:style-name="P1">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14.335cm" svg:y1="18.78cm" svg:x2="14.335cm" svg:y2="17.51cm" draw:start-shape="id9" draw:start-glue-point="4" draw:end-shape="id10" draw:end-glue-point="0" svg:d="m14335 18780v-1270">
          <text:p/>
        </draw:connector>
        <draw:connector draw:style-name="gr10" draw:text-style-name="P1" draw:layer="layout" draw:type="curve" svg:x1="14.335cm" svg:y1="17.51cm" svg:x2="14.319cm" svg:y2="16.24cm" draw:start-shape="id10" draw:start-glue-point="0" draw:end-shape="id11" draw:end-glue-point="8" svg:d="m14335 17510c0-1063-16-429-16-1270">
          <text:p/>
        </draw:connector>
        <draw:connector draw:style-name="gr10" draw:text-style-name="P1" draw:layer="layout" draw:type="curve" draw:line-skew="-3.848cm" svg:x1="6.153cm" svg:y1="19.406cm" svg:x2="13.081cm" svg:y2="11.33cm" draw:start-shape="id12" draw:start-glue-point="2" draw:end-shape="id13" draw:end-glue-point="7" svg:d="m6153 19406c0-4944 6928-906 6928-8076">
          <text:p/>
        </draw:connector>
        <draw:connector draw:style-name="gr10" draw:text-style-name="P1" draw:layer="layout" draw:type="curve" draw:line-skew="-1.896cm" svg:x1="10.842cm" svg:y1="13.065cm" svg:x2="13.081cm" svg:y2="11.33cm" draw:start-shape="id14" draw:start-glue-point="2" draw:end-shape="id13" draw:end-glue-point="7" svg:d="m10842 13065c0-2016 2239-1149 2239-1735">
          <text:p/>
        </draw:connector>
        <draw:connector draw:style-name="gr10" draw:text-style-name="P1" draw:layer="layout" draw:type="curve" svg:x1="14.97cm" svg:y1="13.7cm" svg:x2="14.652cm" svg:y2="11.795cm" draw:start-shape="id15" draw:start-glue-point="0" draw:end-shape="id13" svg:d="m14970 13700c0-1428-318-476-318-1905">
          <text:p/>
        </draw:connector>
        <draw:polyline draw:style-name="gr5" draw:text-style-name="P1" xml:id="id17" draw:id="id17" draw:layer="layout" svg:width="1.269cm" svg:height="-0.001cm" draw:transform="rotate (-1.57079632679579) translate (11.795cm 8.62cm)" svg:viewBox="0 0 1270 0" draw:points="0,0 635,0 1270,0">
          <text:p/>
        </draw:polyline>
        <draw:connector draw:style-name="gr10" draw:text-style-name="P1" draw:layer="layout" draw:type="curve" svg:x1="9.89cm" svg:y1="8.62cm" svg:x2="11.795cm" svg:y2="9.255cm" draw:start-shape="id16" draw:start-glue-point="8" draw:end-shape="id17" draw:end-glue-point="1" svg:d="m9890 8620c0 424 635 635 1905 635">
          <text:p/>
        </draw:connector>
        <draw:connector draw:style-name="gr10" draw:text-style-name="P1" draw:layer="layout" draw:type="curve" draw:line-skew="1.173cm" svg:x1="11.795cm" svg:y1="9.255cm" svg:x2="12.43cm" svg:y2="10.208cm" draw:start-shape="id17" draw:start-glue-point="1" draw:end-shape="id13" draw:end-glue-point="6" svg:d="m11795 9255c745 0 428 953 635 953">
          <text:p/>
        </draw:connector>
        <draw:connector draw:style-name="gr16" draw:text-style-name="P1" draw:layer="layout" draw:type="curve" svg:x1="13.777cm" svg:y1="4.438cm" svg:x2="16.405cm" svg:y2="6.71cm" draw:start-shape="id18" draw:start-glue-point="9" draw:end-shape="id19" draw:end-glue-point="0" svg:d="m13777 4438c0 1984 2628 849 2628 2272">
          <text:p/>
        </draw:connector>
        <draw:connector draw:style-name="gr10" draw:text-style-name="P1" draw:layer="layout" draw:type="curve" svg:x1="12.402cm" svg:y1="6.705cm" svg:x2="12.43cm" svg:y2="4.81cm" draw:start-shape="id20" draw:start-glue-point="0" draw:end-shape="id18" draw:end-glue-point="8" svg:d="m12402 6705c0-1419 28-472 28-1895">
          <text:p/>
        </draw:connector>
        <draw:connector draw:style-name="gr10" draw:text-style-name="P1" draw:layer="layout" draw:type="curve" svg:x1="12.402cm" svg:y1="6.705cm" svg:x2="7.668cm" svg:y2="8.62cm" draw:start-shape="id20" draw:start-glue-point="0" draw:end-shape="id1" draw:end-glue-point="4" svg:d="m12402 6705c0-750-4734-1707-4734 1915">
          <text:p/>
        </draw:connector>
        <draw:polyline draw:name="blah" draw:style-name="gr5" draw:text-style-name="P1" xml:id="id22" draw:id="id22" draw:layer="layout" svg:width="1.269cm" svg:height="-0.001cm" draw:transform="rotate (-1.57079632679579) translate (17.51cm 2.27cm)" svg:viewBox="0 0 1270 0" draw:points="0,0 635,0 1270,0">
          <svg:title>blah</svg:title>
          <svg:desc>blue</svg:desc>
          <text:p/>
        </draw:polyline>
        <draw:connector draw:style-name="gr16" draw:text-style-name="P1" draw:layer="layout" draw:type="curve" svg:x1="20.05cm" svg:y1="2.905cm" svg:x2="17.51cm" svg:y2="2.905cm" draw:start-shape="id21" draw:end-shape="id22" draw:end-glue-point="1" svg:d="m20050 2905h-2540">
          <text:p/>
        </draw:connector>
        <draw:connector draw:style-name="gr16" draw:text-style-name="P1" draw:layer="layout" draw:type="curve" svg:x1="17.51cm" svg:y1="2.905cm" svg:x2="14.335cm" svg:y2="3.54cm" draw:start-shape="id22" draw:start-glue-point="1" draw:end-shape="id18" draw:end-glue-point="10" svg:d="m17510 2905c-2511 0-924 635-3175 635">
          <text:p/>
        </draw:connector>
        <draw:polyline draw:style-name="gr5" draw:text-style-name="P1" draw:layer="layout" svg:width="1.269cm" svg:height="0cm" svg:x="13.7cm" svg:y="17.51cm" svg:viewBox="0 0 1270 0" draw:points="1270,0 635,0 0,0">
          <text:p/>
        </draw:polyline>
        <draw:custom-shape draw:style-name="gr4" draw:text-style-name="P4" xml:id="id23" draw:id="id23" draw:layer="layout" svg:width="0.635cm" svg:height="0.635cm" svg:x="16.24cm" svg:y="13.065cm">
          <text:p text:style-name="P1">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curve" svg:x1="16.558cm" svg:y1="13.065cm" svg:x2="16.224cm" svg:y2="11.33cm" draw:start-shape="id23" draw:start-glue-point="4" draw:end-shape="id13" draw:end-glue-point="9" svg:d="m16558 13065c0-952-334-85-334-1735">
          <text:p/>
        </draw:connector>
        <draw:frame draw:style-name="gr18" draw:text-style-name="P3" xml:id="id24" draw:id="id24" draw:layer="layout" svg:width="3.175cm" svg:height="1.418cm" svg:x="25.525cm" svg:y="3.454cm">
          <draw:text-box>
            <text:p text:style-name="P5"><text:span text:style-name="T1">Niveau-Kontrolle</text:span><text:span text:style-name="T1"><text:line-break/></text:span><text:span text:style-name="T1">Füllzustand Tasse</text:span></text:p>
          </draw:text-box>
        </draw:frame>
        <draw:polyline draw:style-name="gr5" draw:text-style-name="P1" xml:id="id25" draw:id="id25" draw:layer="layout" svg:width="1.269cm" svg:height="-0.001cm" draw:transform="rotate (-1.57079632679579) translate (23.62cm 3.528cm)" svg:viewBox="0 0 1270 0" draw:points="0,0 635,0 1270,0">
          <text:p/>
        </draw:polyline>
        <draw:connector draw:style-name="gr10" draw:text-style-name="P1" draw:layer="layout" draw:type="curve" svg:x1="25.525cm" svg:y1="4.163cm" svg:x2="23.62cm" svg:y2="4.163cm" draw:start-shape="id24" draw:start-glue-point="3" draw:end-shape="id25" draw:end-glue-point="1" svg:d="m25525 4163h-1905">
          <text:p/>
        </draw:connector>
        <draw:connector draw:style-name="gr10" draw:text-style-name="P1" draw:layer="layout" draw:type="curve" svg:x1="23.62cm" svg:y1="4.163cm" svg:x2="15.482cm" svg:y2="8.742cm" draw:start-shape="id25" draw:start-glue-point="1" draw:end-shape="id13" draw:end-glue-point="12" svg:d="m23620 4163c0 3828-8138 1539-8138 4579">
          <text:p/>
        </draw:connector>
        <draw:frame draw:style-name="gr19" draw:text-style-name="P7" xml:id="id37" draw:id="id37" draw:layer="layout" svg:width="3.175cm" svg:height="1.27cm" svg:x="22.59cm" svg:y="14.335cm">
          <draw:text-box>
            <text:p text:style-name="P5"><text:span text:style-name="T1">Kaffee-Mahlwerk</text:span></text:p>
          </draw:text-box>
          <draw:glue-point draw:id="4" svg:x="-0.998cm" svg:y="0cm"/>
        </draw:frame>
        <draw:frame draw:style-name="gr20" draw:text-style-name="P7" xml:id="id39" draw:id="id39" draw:layer="layout" svg:width="3.175cm" svg:height="1.27cm" svg:x="22.59cm" svg:y="16.875cm">
          <draw:text-box>
            <text:p text:style-name="P5"><text:span text:style-name="T1">Milchzufuhr</text:span></text:p>
          </draw:text-box>
        </draw:frame>
        <draw:frame draw:style-name="gr21" draw:text-style-name="P7" xml:id="id30" draw:id="id30" draw:layer="layout" svg:width="3.175cm" svg:height="0.64cm" svg:x="25.525cm" svg:y="7.343cm">
          <draw:text-box>
            <text:p text:style-name="P5"><text:span text:style-name="T1">Pumpe</text:span></text:p>
          </draw:text-box>
        </draw:frame>
        <draw:polyline draw:style-name="gr5" draw:text-style-name="P1" xml:id="id38" draw:id="id38" draw:layer="layout" svg:width="1.269cm" svg:height="-0.001cm" draw:transform="rotate (-1.57079632679579) translate (20.685cm 14.335cm)" svg:viewBox="0 0 1270 0" draw:points="0,0 635,0 1270,0">
          <text:p/>
        </draw:polyline>
        <draw:polyline draw:style-name="gr5" draw:text-style-name="P1" xml:id="id40" draw:id="id40" draw:layer="layout" svg:width="1.269cm" svg:height="-0.001cm" draw:transform="rotate (-1.57079632679579) translate (20.685cm 16.875cm)" svg:viewBox="0 0 1270 0" draw:points="0,0 635,0 1270,0">
          <text:p/>
        </draw:polyline>
        <draw:polyline draw:style-name="gr5" draw:text-style-name="P1" xml:id="id26" draw:id="id26" draw:layer="layout" svg:width="1.269cm" svg:height="-0.001cm" draw:transform="rotate (-1.57079632679579) translate (18.78cm 7.35cm)" svg:viewBox="0 0 1270 0" draw:points="0,0 635,0 1270,0">
          <text:p/>
        </draw:polyline>
        <draw:polyline draw:style-name="gr5" draw:text-style-name="P1" xml:id="id28" draw:id="id28" draw:layer="layout" svg:width="1.269cm" svg:height="-0.001cm" draw:transform="rotate (-1.57079632679579) translate (18.78cm 9.255cm)" svg:viewBox="0 0 1270 0" draw:points="0,0 635,0 1270,0">
          <text:p/>
        </draw:polyline>
        <draw:polyline draw:style-name="gr5" draw:text-style-name="P1" xml:id="id32" draw:id="id32" draw:layer="layout" svg:width="1.269cm" svg:height="-0.001cm" draw:transform="rotate (-1.57079632679579) translate (24.495cm 8.62cm)" svg:viewBox="0 0 1270 0" draw:points="0,0 635,0 1270,0">
          <text:p/>
        </draw:polyline>
        <draw:polyline draw:style-name="gr5" draw:text-style-name="P1" xml:id="id33" draw:id="id33" draw:layer="layout" svg:width="1.269cm" svg:height="-0.001cm" draw:transform="rotate (-1.57079632679579) translate (23.86cm 9.89cm)" svg:viewBox="0 0 1270 0" draw:points="0,0 635,0 1270,0">
          <text:p/>
        </draw:polyline>
        <draw:polyline draw:style-name="gr5" draw:text-style-name="P1" xml:id="id36" draw:id="id36" draw:layer="layout" svg:width="1.269cm" svg:height="-0.001cm" draw:transform="rotate (-1.57079632679579) translate (24.495cm 11.16cm)" svg:viewBox="0 0 1270 0" draw:points="0,0 635,0 1270,0">
          <text:p/>
        </draw:polyline>
        <draw:polyline draw:style-name="gr5" draw:text-style-name="P1" xml:id="id29" draw:id="id29" draw:layer="layout" svg:width="1.269cm" svg:height="-0.001cm" draw:transform="rotate (-1.57079632679579) translate (23.86cm 7.35cm)" svg:viewBox="0 0 1270 0" draw:points="0,0 635,0 1270,0">
          <text:p/>
        </draw:polyline>
        <draw:custom-shape draw:style-name="gr4" draw:text-style-name="P4" xml:id="id27" draw:id="id27" draw:layer="layout" svg:width="2.54cm" svg:height="1.27cm" svg:x="20.685cm" svg:y="8.62cm">
          <draw:glue-point draw:id="12" svg:x="-2.5cm" svg:y="5cm"/>
          <text:p text:style-name="P1"><text:span text:style-name="T2">Wasser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16.224cm" svg:y1="9.085cm" svg:x2="18.78cm" svg:y2="7.985cm" draw:start-shape="id13" draw:start-glue-point="11" draw:end-shape="id26" draw:end-glue-point="1" svg:d="m16224 9085c0-734 852-1100 2556-1100">
          <text:p/>
        </draw:connector>
        <draw:connector draw:style-name="gr10" draw:text-style-name="P1" draw:layer="layout" draw:type="curve" svg:x1="18.78cm" svg:y1="7.985cm" svg:x2="21.057cm" svg:y2="8.806cm" draw:start-shape="id26" draw:start-glue-point="1" draw:end-shape="id27" draw:end-glue-point="5" svg:d="m18780 7985c1518 0 2277 273 2277 821">
          <text:p/>
        </draw:connector>
        <draw:connector draw:style-name="gr10" draw:text-style-name="P1" draw:layer="layout" draw:type="curve" draw:line-skew="-1.134cm" svg:x1="21.057cm" svg:y1="9.704cm" svg:x2="18.78cm" svg:y2="9.89cm" draw:start-shape="id27" draw:start-glue-point="7" draw:end-shape="id28" draw:end-glue-point="1" svg:d="m21057 9704c0 301-2277 208-2277 186">
          <text:p/>
        </draw:connector>
        <draw:connector draw:style-name="gr10" draw:text-style-name="P1" draw:layer="layout" draw:type="curve" draw:line-skew="1.187cm" svg:x1="18.78cm" svg:y1="9.89cm" svg:x2="16.224cm" svg:y2="9.085cm" draw:start-shape="id28" draw:start-glue-point="1" draw:end-shape="id13" draw:end-glue-point="11" svg:d="m18780 9890c0-877-2556-475-2556-805">
          <text:p/>
        </draw:connector>
        <draw:frame draw:style-name="gr22" draw:text-style-name="P7" xml:id="id31" draw:id="id31" draw:layer="layout" svg:width="3.175cm" svg:height="1.029cm" svg:x="25.525cm" svg:y="8.428cm">
          <draw:text-box>
            <text:p text:style-name="P5"><text:span text:style-name="T1">Durchfluss-messer</text:span></text:p>
          </draw:text-box>
        </draw:frame>
        <draw:frame draw:style-name="gr23" draw:text-style-name="P7" xml:id="id34" draw:id="id34" draw:layer="layout" svg:width="3.175cm" svg:height="1.029cm" svg:x="25.525cm" svg:y="9.895cm">
          <draw:text-box>
            <text:p text:style-name="P5"><text:span text:style-name="T1">Durchlauf-erhitzer</text:span></text:p>
          </draw:text-box>
        </draw:frame>
        <draw:frame draw:style-name="gr24" draw:text-style-name="P7" xml:id="id35" draw:id="id35" draw:layer="layout" svg:width="3.175cm" svg:height="1.029cm" svg:x="25.525cm" svg:y="11.396cm">
          <draw:text-box>
            <text:p text:style-name="P5"><text:span text:style-name="T1">Temperatur-Sensor</text:span></text:p>
          </draw:text-box>
        </draw:frame>
        <draw:connector draw:style-name="gr10" draw:text-style-name="P1" draw:layer="layout" draw:type="curve" svg:x1="23.86cm" svg:y1="7.985cm" svg:x2="25.525cm" svg:y2="7.663cm" draw:start-shape="id29" draw:start-glue-point="1" draw:end-shape="id30" draw:end-glue-point="3" svg:d="m23860 7985c1381 0 549-322 1665-322">
          <text:p/>
        </draw:connector>
        <draw:connector draw:style-name="gr10" draw:text-style-name="P1" draw:layer="layout" draw:type="curve" svg:x1="22.853cm" svg:y1="8.806cm" svg:x2="23.86cm" svg:y2="7.985cm" draw:start-shape="id27" draw:start-glue-point="11" draw:end-shape="id29" draw:end-glue-point="1" svg:d="m22853 8806c0-548 335-821 1007-821">
          <text:p/>
        </draw:connector>
        <draw:connector draw:style-name="gr10" draw:text-style-name="P1" draw:layer="layout" draw:type="curve" draw:line-skew="1.233cm" svg:x1="25.525cm" svg:y1="8.942cm" svg:x2="24.495cm" svg:y2="9.255cm" draw:start-shape="id31" draw:start-glue-point="3" draw:end-shape="id32" draw:end-glue-point="1" svg:d="m25525 8942c-709 0-195 313-1030 313">
          <text:p/>
        </draw:connector>
        <draw:connector draw:style-name="gr10" draw:text-style-name="P1" draw:layer="layout" draw:type="curve" svg:x1="24.495cm" svg:y1="9.255cm" svg:x2="23.225cm" svg:y2="9.255cm" draw:start-shape="id32" draw:start-glue-point="1" draw:end-shape="id27" svg:d="m24495 9255h-1270">
          <text:p/>
        </draw:connector>
        <draw:connector draw:style-name="gr10" draw:text-style-name="P1" draw:layer="layout" draw:type="curve" svg:x1="22.853cm" svg:y1="9.704cm" svg:x2="23.86cm" svg:y2="10.525cm" draw:start-shape="id27" draw:start-glue-point="9" draw:end-shape="id33" draw:end-glue-point="1" svg:d="m22853 9704c0 548 335 821 1007 821">
          <text:p/>
        </draw:connector>
        <draw:connector draw:style-name="gr10" draw:text-style-name="P1" draw:layer="layout" draw:type="curve" svg:x1="23.86cm" svg:y1="10.525cm" svg:x2="25.525cm" svg:y2="10.409cm" draw:start-shape="id33" draw:start-glue-point="1" draw:end-shape="id34" draw:end-glue-point="3" svg:d="m23860 10525c1381 0 549-116 1665-116">
          <text:p/>
        </draw:connector>
        <draw:connector draw:style-name="gr10" draw:text-style-name="P1" draw:layer="layout" draw:type="curve" draw:line-skew="1.233cm" svg:x1="25.525cm" svg:y1="11.91cm" svg:x2="24.495cm" svg:y2="11.795cm" draw:start-shape="id35" draw:start-glue-point="3" draw:end-shape="id36" draw:end-glue-point="1" svg:d="m25525 11910c-709 0-195-115-1030-115">
          <text:p/>
        </draw:connector>
        <draw:connector draw:style-name="gr10" draw:text-style-name="P1" draw:layer="layout" draw:type="curve" draw:line-skew="0.803cm" svg:x1="24.495cm" svg:y1="11.795cm" svg:x2="21.955cm" svg:y2="9.89cm" draw:start-shape="id36" draw:start-glue-point="1" draw:end-shape="id27" draw:end-glue-point="8" svg:d="m24495 11795c0-709-2540 243-2540-1905">
          <text:p/>
        </draw:connector>
        <draw:connector draw:style-name="gr16" draw:text-style-name="P1" draw:layer="layout" draw:type="curve" svg:x1="22.59cm" svg:y1="14.97cm" svg:x2="20.685cm" svg:y2="14.97cm" draw:start-shape="id37" draw:start-glue-point="3" draw:end-shape="id38" draw:end-glue-point="1" svg:d="m22590 14970h-1905">
          <text:p/>
        </draw:connector>
        <draw:connector draw:style-name="gr16" draw:text-style-name="P1" draw:layer="layout" draw:type="curve" svg:x1="20.685cm" svg:y1="14.97cm" svg:x2="16.875cm" svg:y2="10.208cm" draw:start-shape="id38" draw:start-glue-point="1" draw:end-shape="id13" draw:end-glue-point="10" svg:d="m20685 14970c-2989 0-1085-4762-3810-4762">
          <text:p/>
        </draw:connector>
        <draw:connector draw:style-name="gr16" draw:text-style-name="P1" draw:layer="layout" draw:type="curve" svg:x1="22.59cm" svg:y1="17.51cm" svg:x2="20.685cm" svg:y2="17.51cm" draw:start-shape="id39" draw:start-glue-point="3" draw:end-shape="id40" draw:end-glue-point="1" svg:d="m22590 17510h-1905">
          <text:p/>
        </draw:connector>
        <draw:connector draw:style-name="gr16" draw:text-style-name="P1" draw:layer="layout" draw:type="curve" svg:x1="20.685cm" svg:y1="17.51cm" svg:x2="16.875cm" svg:y2="10.208cm" draw:start-shape="id40" draw:start-glue-point="1" draw:end-shape="id13" draw:end-glue-point="10" svg:d="m20685 17510c-2989 0-1085-7302-3810-7302">
          <text:p/>
        </draw:connector>
        <draw:frame draw:style-name="gr25" draw:text-style-name="P8" draw:layer="layout" svg:width="1.145cm" svg:height="0.64cm" svg:x="12.52cm" svg:y="17.162cm">
          <draw:text-box>
            <text:p><text:span text:style-name="T2">C14</text:span></text:p>
          </draw:text-box>
        </draw:frame>
        <draw:frame draw:style-name="gr25" draw:text-style-name="P8" draw:layer="layout" svg:width="0.93cm" svg:height="0.64cm" svg:x="11.311cm" svg:y="6.083cm">
          <draw:text-box>
            <text:p><text:span text:style-name="T2">P1</text:span></text:p>
          </draw:text-box>
        </draw:frame>
        <draw:frame draw:style-name="gr25" draw:text-style-name="P10" draw:layer="layout" svg:width="1.785cm" svg:height="0.758cm" svg:x="19.635cm" svg:y="16.185cm">
          <draw:text-box>
            <text:p text:style-name="P9"><text:span text:style-name="T3">C</text:span><text:span text:style-name="T4">Milchzufuhr</text:span></text:p>
          </draw:text-box>
        </draw:frame>
        <draw:frame draw:style-name="gr25" draw:text-style-name="P10" draw:layer="layout" svg:width="2.28cm" svg:height="0.758cm" svg:x="19.389cm" svg:y="13.635cm">
          <draw:text-box>
            <text:p text:style-name="P9"><text:span text:style-name="T3">C</text:span><text:span text:style-name="T4">Kaffee-Mahlwerk</text:span></text:p>
          </draw:text-box>
        </draw:frame>
        <draw:frame draw:style-name="gr25" draw:text-style-name="P8" draw:layer="layout" svg:width="1.145cm" svg:height="0.64cm" svg:x="11.19cm" svg:y="18.101cm">
          <draw:text-box>
            <text:p><text:span text:style-name="T2">C13</text:span></text:p>
          </draw:text-box>
        </draw:frame>
        <draw:frame draw:style-name="gr25" draw:text-style-name="P8" draw:layer="layout" svg:width="1.145cm" svg:height="0.64cm" svg:x="3.659cm" svg:y="11.798cm">
          <draw:text-box>
            <text:p><text:span text:style-name="T2">C12</text:span></text:p>
          </draw:text-box>
        </draw:frame>
        <draw:frame draw:style-name="gr25" draw:text-style-name="P8" draw:layer="layout" svg:width="1.12cm" svg:height="0.64cm" svg:x="3.611cm" svg:y="9.258cm">
          <draw:text-box>
            <text:p><text:span text:style-name="T2">C11</text:span></text:p>
          </draw:text-box>
        </draw:frame>
        <draw:frame draw:style-name="gr25" draw:text-style-name="P8" draw:layer="layout" svg:width="1.145cm" svg:height="0.64cm" svg:x="11.285cm" svg:y="7.988cm">
          <draw:text-box>
            <text:p><text:span text:style-name="T2">C10</text:span></text:p>
          </draw:text-box>
        </draw:frame>
        <draw:frame draw:style-name="gr25" draw:text-style-name="P8" draw:layer="layout" svg:width="0.951cm" svg:height="0.64cm" svg:x="23.36cm" svg:y="6.718cm">
          <draw:text-box>
            <text:p><text:span text:style-name="T2">C4</text:span></text:p>
          </draw:text-box>
        </draw:frame>
        <draw:frame draw:style-name="gr25" draw:text-style-name="P8" draw:layer="layout" svg:width="0.951cm" svg:height="0.64cm" svg:x="18.272cm" svg:y="8.623cm">
          <draw:text-box>
            <text:p><text:span text:style-name="T2">C5</text:span></text:p>
          </draw:text-box>
        </draw:frame>
        <draw:frame draw:style-name="gr25" draw:text-style-name="P8" draw:layer="layout" svg:width="0.951cm" svg:height="0.64cm" svg:x="23.225cm" svg:y="9.258cm">
          <draw:text-box>
            <text:p><text:span text:style-name="T2">C2</text:span></text:p>
          </draw:text-box>
        </draw:frame>
        <draw:frame draw:style-name="gr25" draw:text-style-name="P8" draw:layer="layout" svg:width="0.951cm" svg:height="0.64cm" svg:x="24.055cm" svg:y="10.528cm">
          <draw:text-box>
            <text:p><text:span text:style-name="T2">C1</text:span></text:p>
          </draw:text-box>
        </draw:frame>
        <draw:frame draw:style-name="gr25" draw:text-style-name="P8" draw:layer="layout" svg:width="0.951cm" svg:height="0.64cm" svg:x="18.23cm" svg:y="6.718cm">
          <draw:text-box>
            <text:p><text:span text:style-name="T2">C6</text:span></text:p>
          </draw:text-box>
        </draw:frame>
        <draw:frame draw:style-name="gr25" draw:text-style-name="P8" draw:layer="layout" svg:width="0.951cm" svg:height="0.64cm" svg:x="24.022cm" svg:y="8.039cm">
          <draw:text-box>
            <text:p><text:span text:style-name="T2">C3</text:span></text:p>
          </draw:text-box>
        </draw:frame>
        <draw:frame draw:style-name="gr25" draw:text-style-name="P8" draw:layer="layout" svg:width="0.951cm" svg:height="0.64cm" svg:x="23.093cm" svg:y="2.905cm">
          <draw:text-box>
            <text:p><text:span text:style-name="T2">C7</text:span></text:p>
          </draw:text-box>
        </draw:frame>
        <draw:frame draw:style-name="gr25" draw:text-style-name="P8" draw:layer="layout" svg:width="0.951cm" svg:height="0.64cm" svg:x="16.992cm" svg:y="1.638cm">
          <draw:text-box>
            <text:p><text:span text:style-name="T2">C8</text:span></text:p>
          </draw:text-box>
        </draw:frame>
        <draw:frame draw:style-name="gr25" draw:text-style-name="P8" draw:layer="layout" svg:width="0.93cm" svg:height="0.64cm" svg:x="15.049cm" svg:y="6.078cm">
          <draw:text-box>
            <text:p><text:span text:style-name="T2">P2</text:span></text:p>
          </draw:text-box>
        </draw:frame>
        <draw:frame draw:style-name="gr25" draw:text-style-name="P8" draw:layer="layout" svg:width="0.93cm" svg:height="0.64cm" svg:x="9.89cm" svg:y="12.423cm">
          <draw:text-box>
            <text:p><text:span text:style-name="T2">P3</text:span></text:p>
          </draw:text-box>
        </draw:frame>
        <draw:frame draw:style-name="gr25" draw:text-style-name="P8" draw:layer="layout" svg:width="0.93cm" svg:height="0.64cm" svg:x="13.7cm" svg:y="13.058cm">
          <draw:text-box>
            <text:p><text:span text:style-name="T2">P4</text:span></text:p>
          </draw:text-box>
        </draw:frame>
        <draw:frame draw:style-name="gr25" draw:text-style-name="P8" draw:layer="layout" svg:width="0.93cm" svg:height="0.64cm" svg:x="5.15cm" svg:y="18.773cm">
          <draw:text-box>
            <text:p><text:span text:style-name="T2">P5</text:span></text:p>
          </draw:text-box>
        </draw:frame>
        <draw:frame draw:style-name="gr26" draw:text-style-name="P11" draw:layer="layout" svg:width="8.77cm" svg:height="0.983cm" svg:x="1cm" svg:y="1cm">
          <draw:text-box>
            <text:p><text:span text:style-name="T5">MASCOT-Diagramm “CMC”</text:span></text:p>
          </draw:text-box>
        </draw:frame>
        <draw:connector draw:style-name="gr16" draw:text-style-name="P1" draw:layer="layout" draw:type="curve" svg:x1="9.89cm" svg:y1="10.208cm" svg:x2="12.43cm" svg:y2="10.207cm" draw:start-shape="id1" draw:start-glue-point="10" draw:end-shape="id13" svg:d="m9890 10208c1905 0 635-1 2540-1">
          <text:p/>
        </draw:connector>
        <draw:connector draw:style-name="gr10" draw:text-style-name="P1" draw:layer="layout" draw:type="curve" svg:x1="13.081cm" svg:y1="9.085cm" svg:x2="12.402cm" svg:y2="6.705cm" draw:start-shape="id13" draw:start-glue-point="5" draw:end-shape="id20" draw:end-glue-point="0" svg:d="m13081 9085c0-1654 1409-1103 1409-1991s-2088-1139-2088-389">
          <text:p/>
        </draw:connector>
        <draw:frame draw:style-name="gr27" draw:text-style-name="P7" xml:id="id41" draw:id="id41" draw:layer="layout" svg:width="3.175cm" svg:height="0.64cm" svg:x="25.526cm" svg:y="6.243cm">
          <draw:text-box>
            <text:p text:style-name="P5"><text:span text:style-name="T1">Wassersensor</text:span></text:p>
          </draw:text-box>
        </draw:frame>
        <draw:connector draw:style-name="gr28" draw:text-style-name="P1" draw:layer="layout" draw:type="curve" draw:line-skew="0.354cm" svg:x1="13.7cm" svg:y1="8.761cm" svg:x2="16.405cm" svg:y2="6.71cm" draw:start-shape="id13" draw:start-glue-point="13" draw:end-shape="id19" draw:end-glue-point="0" svg:d="m13700 8761c0-3295 2705-2270 2705-2051">
          <text:p/>
        </draw:connector>
        <draw:polyline draw:style-name="gr5" draw:text-style-name="P1" xml:id="id42" draw:id="id42" draw:layer="layout" svg:width="1.269cm" svg:height="-0.001cm" draw:transform="rotate (-1.57079632679579) translate (24.461cm 6.05cm)" svg:viewBox="0 0 1270 0" draw:points="0,0 635,0 1270,0">
          <text:p/>
        </draw:polyline>
        <draw:frame draw:style-name="gr25" draw:text-style-name="P8" draw:layer="layout" svg:width="1.145cm" svg:height="0.64cm" svg:x="23.864cm" svg:y="5.418cm">
          <draw:text-box>
            <text:p><text:span text:style-name="T2">C17</text:span></text:p>
          </draw:text-box>
        </draw:frame>
        <draw:connector draw:style-name="gr10" draw:text-style-name="P1" draw:layer="layout" draw:type="curve" draw:line-skew="1.314cm" svg:x1="25.526cm" svg:y1="6.563cm" svg:x2="24.461cm" svg:y2="6.685cm" draw:start-shape="id41" draw:start-glue-point="3" draw:end-shape="id42" draw:end-glue-point="1" svg:d="m25526 6563c-640 0-108 122-1065 122">
          <text:p/>
        </draw:connector>
        <draw:connector draw:style-name="gr10" draw:text-style-name="P1" draw:layer="layout" draw:type="curve" draw:line-skew="-1.058cm" svg:x1="24.461cm" svg:y1="6.685cm" svg:x2="21.955cm" svg:y2="8.62cm" draw:start-shape="id42" draw:start-glue-point="1" draw:end-shape="id27" draw:end-glue-point="4" svg:d="m24461 6685c0 351-2506-616-2506 1935">
          <text:p/>
        </draw:connector>
        <draw:custom-shape draw:style-name="gr4" draw:text-style-name="P4" xml:id="id43" draw:id="id43" draw:layer="layout" svg:width="0.635cm" svg:height="0.635cm" svg:x="20.685cm" svg:y="10.525cm">
          <text:p text:style-name="P1">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21.003cm" svg:y1="10.525cm" svg:x2="21.32cm" svg:y2="9.89cm" draw:start-shape="id43" draw:start-glue-point="4" draw:end-shape="id27" draw:end-glue-point="12" svg:d="m21003 10525c0-475 317-158 317-6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lmar Vonlanthen</meta:initial-creator>
    <meta:creation-date>2011-06-18T16:54:09</meta:creation-date>
    <dc:date>2011-06-29T11:31:05.57</dc:date>
    <meta:editing-duration>PT6H49M47S</meta:editing-duration>
    <meta:editing-cycles>42</meta:editing-cycles>
    <meta:generator>LibreOffice/3.3$Win32 LibreOffice_project/330m19$Build-202</meta:generator>
    <meta:document-statistic meta:object-count="118"/>
  </office:meta>
</office:document-meta>
</file>